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IF NOT EXISTS `tpMHTN`;<text:line-break/>USE `tpMHTN`;<text:line-break/>DROP TABLE IF EXISTS `Etablissement`;<text:line-break/>CREATE TABLE IF NOT EXISTS `Etablissement` (<text:line-break/> <text:s/>`nom` varchar(50) NOT NULL,<text:line-break/> <text:s/>`adresse` varchar(50) NOT NULL,<text:line-break/> <text:s/>PRIMARY KEY (`nom`)<text:line-break/>);<text:line-break/> INSERT INTO `Etablissement` (`nom`, `adresse`)<text:line-break/>VALUES ('IDMC', '22 quai choiseul'),<text:line-break/> <text:s text:c="6"/>('Campus Lettre', '14 rue bel'),<text:line-break/> <text:s text:c="6"/>('UL','26 rue de Saurupt'),<text:line-break/> <text:s text:c="6"/>('Artem','99 rue de Metz'),<text:line-break/> <text:s text:c="6"/>('IAE','40 rue de Miel');<text:line-break/> <text:s text:c="6"/><text:line-break/> <text:s text:c="6"/><text:line-break/>DROP TABLE IF EXISTS `Etudiant`;<text:line-break/>CREATE IF NOT EXISTS `Etudiant` (<text:line-break/><text:tab/>`numen` int NOT NULL, <text:line-break/> <text:s text:c="3"/>`nom` varchar(30) NOT NULL,<text:line-break/> <text:s text:c="3"/>`prenom` varchar(30) NOT NULL,<text:line-break/> <text:s text:c="3"/>`numinscription` int NOT NULL,<text:line-break/> <text:s text:c="3"/>PRIMARY KEY(`numen`)<text:line-break/> <text:s text:c="3"/>);<text:line-break/> <text:s text:c="6"/><text:line-break/> DROP TABLE IF EXISTS `Batiment` ;<text:line-break/>CREATE TABLE IF NOT EXISTS `Batiment` (<text:line-break/>`num` int UNSIGNED NOT NULL AUTO_INCREMENT,<text:line-break/>`nom` varchar(50) NOT NULL,<text:line-break/>PRIMARY KEY (`num`),<text:line-break/> FOREIGN KEY (`nometab`) REFERENCES `Etablissement`(`nom`)<text:line-break/>);<text:line-break/><text:line-break/>INSERT INTO `Batiment` (`numero`,`nom`)<text:line-break/>VALUES (1,'A'),<text:line-break/>(2,'B'),<text:line-break/>(3,'C'),<text:line-break/>(4,'D'),<text:line-break/>(5,'E');<text:line-break/><text:line-break/><text:line-break/> DROP TABLE IF EXISTS `Bibliotheque` ;<text:line-break/>CREATE TABLE IF NOT EXISTS `Bibliotheque`(<text:line-break/> `IDnumbib` int UNSIGNED NOT NULL AUTO_INCREMENT,<text:line-break/> `nom` varchar(50) NOT NULL ,<text:line-break/> <text:s/>`nbrtotalouvrage1` int UNSIGNED NOT NULL AUTO_INCREMENT,<text:line-break/>PRIMARY KEY(`IDnumbib`);<text:line-break/> FOREIGN KEY (`nometab`) REFERENCES `Etablissement`(`nom`),<text:line-break/> FOREIGN KEY (`nombat`) REFERENCES `Batiment`(`num`) <text:line-break/> );<text:line-break/> <text:line-break/><text:line-break/><text:soft-page-break/>INSERT INTO <text:s/>`Bibliotheque` (`IDnumbib`,`nom`,`nbrtotalouvrage1`)<text:line-break/>VALUES (1,'Stanislas',10),<text:line-break/>(2,'Media',5),<text:line-break/>(3,'Lecture',8),<text:line-break/>(4,'Vie',9),<text:line-break/>(5,'Culture',6);<text:line-break/><text:line-break/><text:line-break/> DROP TABLE IF EXISTS `AutreBibliotheque` ;<text:line-break/>CREATE TABLE IF NOT EXISTS `AutreBibliotheque`(<text:line-break/> `IDnumautrebib` int UNSIGNED NOT NULL AUTO_INCREMENT,<text:line-break/> `nom` varchar(50) NOT NULL ,<text:line-break/> <text:s/>`nbrtotalouvrage` int UNSIGNED NOT NULL AUTO_INCREMENT,<text:line-break/> <text:s/>PRIMARY KEY(`IDnumautrebib`)<text:line-break/>);<text:line-break/> <text:s/><text:line-break/> <text:s/><text:line-break/>INSERT INTO <text:s/>`AutreBibliotheque` (`IDnumautrebib`,`nom`,`nbrtotalouvrage2`)<text:line-break/>VALUES (1,'Liberation',10),<text:line-break/>(2,'Avenue',5),<text:line-break/>(3,'Ombelles',8),<text:line-break/>(4,'Anarchie',9),<text:line-break/>(5,'Morale',6);<text:line-break/><text:line-break/><text:line-break/><text:line-break/> DROP TABLE IF EXISTS `Collaboration`;<text:line-break/>CREATE TABLE IF NOT EXISTS `Collaboration` <text:s/>(<text:line-break/>`IDnumbib` int UNSIGNED NOT NULL,<text:line-break/> <text:s/>`IDnumautrebib` int UNSIGNED NOT NULL,<text:line-break/> <text:s/>FOREIGN KEY (`numbib1`) REFERENCES `Bibliotheque`(`IDnumbib`),<text:line-break/> <text:s/>FOREIGN KEY (`numbib2`) REFERENCES `AutreBibliotheque`(``),<text:line-break/> <text:s/>PRIMARY KEY (`IDnumbib`,`IDnumautrebib`)<text:line-break/> <text:s/>);<text:line-break/> <text:s/><text:line-break/> <text:s/>INSERT INTO `Collaboration` <text:s/>(`IDnumbib`,`IDnumautrebib`)<text:line-break/> <text:s/>VALUES <text:line-break/> <text:s/>(1,2),<text:line-break/> <text:s/>(2,3),<text:line-break/> <text:s/>(3,4),<text:line-break/> <text:s/>(4,5),<text:line-break/> <text:s/>(5,1);<text:line-break/> <text:s/><text:line-break/> <text:s/><text:line-break/> <text:s text:c="2"/>DROP TABLE IF EXISTS `Ouvrage`;<text:line-break/>CREATE TABLE IF NOT EXISTS `Ouvrage` (<text:line-break/><text:tab/>`numISBN` int NOT NULL,<text:line-break/> <text:s text:c="3"/>`titre` varchar(30) NOT NULL,<text:line-break/> <text:s text:c="3"/>`nom_auteur` varchar(30) NOT NULL, <text:line-break/> <text:s text:c="3"/>`prenom_auteur` varchar(30) NOT NULL,<text:line-break/> <text:s text:c="3"/>`nom_editeur` varchar(30) NOT NULL,<text:line-break/> <text:s text:c="3"/>`prenom_editeur` varchar(30) NOT NULL, <text:line-break/><text:soft-page-break/> <text:s text:c="3"/>PRIMARY KEY (`numISBN`);<text:line-break/><text:line-break/>DROP TABLE IF EXISTS `Exemplaire`;<text:line-break/>CREATE TABLE IF NOT EXISTS `Exemplaire` (<text:line-break/><text:tab/>`IDnumbib` int NOT NULL,<text:line-break/> <text:s text:c="3"/>`numISBN` int NOT NULL,<text:line-break/> <text:s text:c="3"/>`nbexemplaire` int NOT NULL,<text:line-break/><text:tab/>PRIMARY KEY(`IDnumbib`),<text:line-break/> <text:s text:c="3"/>PRIMARY KEY(`numISBN`),<text:line-break/> <text:s text:c="3"/>FOREIGN KEY(`IDnumbib`) REFERENCES `Bibliotheque`(`IDnumbib`),<text:line-break/> <text:s text:c="3"/>FOREIGN KEY(`numISBN`) REFERENCES `Ouvrage`(`numISBN`)<text:line-break/> <text:s text:c="3"/>);<text:line-break/> <text:s text:c="3"/><text:line-break/>DROP TABLE IF EXISTS `Emprunt`;<text:line-break/>CREATE TABLE IF NOT EXISTS `Emprunt` (<text:line-break/><text:tab/>`numen` int NOT NULL,<text:line-break/> <text:s text:c="3"/>`numISBN` int NOT NULL,<text:line-break/> <text:s text:c="3"/>`date_emprunt` date NOT NULL,<text:line-break/> <text:s text:c="3"/>`date_retour` date NOT NULL, <text:line-break/> <text:s text:c="3"/>PRIMARY KEY(`numen`),<text:line-break/> <text:s text:c="3"/>PRIMARY KEY(`numISBN`),<text:line-break/> <text:s text:c="3"/>FOREIGN KEY(`numen`) REFERENCES `Etudiant`(`numen`),<text:line-break/> <text:s text:c="3"/>FOREIGN KEY(`numISBN`) REFERENCES `Ouvrage`(`numISBN`)<text:line-break/>);<text:line-break/><text:line-break/>DROP TABLE IF EXISTS `Inscription`;<text:line-break/>CREATE TABLE IF NOT EXISTS `Inscription` (<text:line-break/><text:tab/>`IDnumbib` int NOT NULL,<text:line-break/> <text:s text:c="3"/>`numen` int NOT NULL,<text:line-break/> <text:s text:c="3"/>PRIMARY KEY(`IDnumbib`),<text:line-break/> <text:s text:c="3"/>PRIMARY KEY(`numen`),<text:line-break/> <text:s text:c="3"/>FOREIGN KEY(`IDnumbib`) REFERENCES `Bibliotheque`(`IDnumbib`),<text:line-break/> <text:s text:c="3"/>FOREIGN KEY(`numen`) REFERENCES `Etudiant`(`numen`)<text:line-break/>);<text:line-break/><text:line-break/><text:line-break/> <text:s text:c="3"/><text:line-break/> <text:s text:c="3"/><text:line-break/> <text:s text:c="3"/><text:line-break/><text:line-break/> <text:s/><text:line-break/><text:line-break/><text:line-break/><text:line-break/><text:line-break/> <text:s/><text:line-break/> <text:s/><text:line-break/><text:line-break/><text:line-break/><text:line-break/><text:line-break/><text:line-break/><text:soft-page-break/><text:line-break/> <text:line-break/> <text:line-break/> <text:line-break/><text:line-break/><text:line-break/> <text:s text:c="5"/><text:line-break/> <text:s text:c="6"/><text:line-break/> <text:s text:c="6"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21T19:26:19.20</meta:creation-date>
    <meta:document-statistic meta:table-count="0" meta:image-count="0" meta:object-count="0" meta:page-count="4" meta:paragraph-count="1" meta:word-count="421" meta:character-count="3891"/>
    <dc:date>2023-12-21T19:27:05.53</dc:date>
    <meta:editing-duration>PT48S</meta:editing-duration>
    <meta:editing-cycles>1</meta:editing-cycles>
    <meta:generator>OpenOffice/4.1.7$Win32 OpenOffice.org_project/417m1$Build-9800</meta:generator>
  </office:meta>
</office:document-meta>
</file>